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sul-sans" svg:font-family="sul-sans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4375in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0.09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3.4375in" table:align="left"/>
    </style:style>
    <style:style style:name="Table3.A" style:family="table-column">
      <style:table-column-properties style:column-width="3.437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" fo:font-size="16pt" officeooo:paragraph-rsid="002063f1" style:font-size-asian="16pt" style:font-size-complex="16pt"/>
    </style:style>
    <style:style style:name="P2" style:family="paragraph" style:parent-style-name="Standard">
      <style:text-properties style:font-name="Open Sans" fo:font-size="22pt" officeooo:paragraph-rsid="0034617b" style:font-size-asian="22pt" style:font-size-complex="22pt"/>
    </style:style>
    <style:style style:name="P3" style:family="paragraph" style:parent-style-name="Text_20_body" style:list-style-name="L48">
      <style:text-properties fo:color="#000000" style:text-line-through-style="none" style:text-line-through-type="none" style:font-name="Open Sans" fo:font-size="8pt" fo:language="en" fo:country="US" fo:font-style="normal" style:text-underline-style="none" officeooo:rsid="00103096" officeooo:paragraph-rsid="0033d338" style:text-blinking="false" style:font-size-asian="8pt" style:font-style-asian="normal" style:font-size-complex="8pt" style:font-style-complex="normal"/>
    </style:style>
    <style:style style:name="P4" style:family="paragraph" style:parent-style-name="Text_20_body">
      <style:text-properties style:font-name="Open Sans" fo:font-size="10pt" officeooo:paragraph-rsid="0032a09b" fo:background-color="#fff200" style:font-size-asian="10pt" style:font-size-complex="10pt"/>
    </style:style>
    <style:style style:name="P5" style:family="paragraph" style:parent-style-name="Text_20_body" style:list-style-name="L48">
      <style:text-properties style:font-name="Open Sans" fo:font-size="8pt" style:text-underline-style="none" officeooo:rsid="00103096" officeooo:paragraph-rsid="0033d338" style:font-size-asian="8pt" style:font-size-complex="8pt"/>
    </style:style>
    <style:style style:name="P6" style:family="paragraph" style:parent-style-name="Text_20_body" style:list-style-name="L56">
      <style:text-properties style:font-name="Open Sans"/>
    </style:style>
    <style:style style:name="P7" style:family="paragraph" style:parent-style-name="Text_20_body" style:list-style-name="L56">
      <style:text-properties style:font-name="Open Sans" officeooo:paragraph-rsid="0034617b"/>
    </style:style>
    <style:style style:name="P8" style:family="paragraph" style:parent-style-name="Text_20_body">
      <style:text-properties style:font-name="Open Sans" fo:font-size="24pt" fo:font-weight="bold" officeooo:paragraph-rsid="0034617b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margin-top="0in" fo:margin-bottom="0in" loext:contextual-spacing="false"/>
      <style:text-properties style:font-name="Open Sans" fo:font-size="8pt" style:font-size-asian="8pt" style:font-size-complex="8pt"/>
    </style:style>
    <style:style style:name="P10" style:family="paragraph" style:parent-style-name="Text_20_body" style:list-style-name="L41">
      <style:paragraph-properties fo:margin-top="0in" fo:margin-bottom="0in" loext:contextual-spacing="false"/>
      <style:text-properties style:font-name="Open Sans" fo:font-size="8pt" style:font-size-asian="8pt" style:font-size-complex="8pt"/>
    </style:style>
    <style:style style:name="P11" style:family="paragraph" style:parent-style-name="Text_20_body" style:list-style-name="L41">
      <style:paragraph-properties fo:margin-top="0in" fo:margin-bottom="0in" loext:contextual-spacing="false"/>
      <style:text-properties style:font-name="Open Sans" fo:font-size="8pt" officeooo:paragraph-rsid="0032a09b" style:font-size-asian="8pt" style:font-size-complex="8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Open Sans" fo:font-size="8pt" officeooo:paragraph-rsid="0032a09b" style:font-size-asian="8pt" style:font-size-complex="8pt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fo:color="#000000" style:font-name="Open Sans" fo:font-size="8pt" fo:language="en" fo:country="US" fo:font-style="normal" style:text-underline-style="none" officeooo:rsid="001adb65" officeooo:paragraph-rsid="002f554d" style:font-size-asian="8pt" style:font-style-asian="normal" style:font-size-complex="8pt" style:font-style-complex="normal"/>
    </style:style>
    <style:style style:name="P14" style:family="paragraph" style:parent-style-name="Table_20_Contents">
      <loext:graphic-properties draw:fill="none" draw:fill-color="#ffffff" draw:opacity="100%"/>
      <style:paragraph-properties fo:background-color="transparent"/>
      <style:text-properties fo:color="#000000" style:text-line-through-style="none" style:text-line-through-type="none" style:font-name="Open Sans" fo:font-size="12pt" fo:language="en" fo:country="US" fo:font-style="normal" style:text-underline-style="none" officeooo:rsid="001c4bf1" officeooo:paragraph-rsid="0033d338" style:text-blinking="false" style:font-size-asian="12pt" style:font-style-asian="normal" style:font-size-complex="12pt" style:font-style-complex="normal"/>
    </style:style>
    <style:style style:name="P15" style:family="paragraph" style:parent-style-name="Table_20_Contents" style:list-style-name="L36">
      <loext:graphic-properties draw:fill="solid" draw:fill-color="#87d1d1" draw:opacity="100%"/>
      <style:paragraph-properties fo:background-color="#87d1d1"/>
      <style:text-properties fo:color="#000000" style:text-line-through-style="none" style:text-line-through-type="none" style:font-name="Open Sans" fo:font-size="12pt" fo:language="en" fo:country="US" fo:font-style="normal" style:text-underline-style="none" officeooo:rsid="001c4bf1" officeooo:paragraph-rsid="0030e840" style:text-blinking="false" fo:background-color="#fff200" style:font-size-asian="12pt" style:font-style-asian="normal" style:font-size-complex="12pt" style:font-style-complex="normal"/>
    </style:style>
    <style:style style:name="P16" style:family="paragraph" style:parent-style-name="Table_20_Contents" style:list-style-name="L52">
      <loext:graphic-properties draw:fill="solid" draw:fill-color="#87d1d1" draw:opacity="100%"/>
      <style:paragraph-properties fo:background-color="#87d1d1"/>
      <style:text-properties fo:color="#000000" style:text-line-through-style="none" style:text-line-through-type="none" style:font-name="Open Sans" fo:font-size="12pt" fo:language="en" fo:country="US" fo:font-style="normal" style:text-underline-style="none" officeooo:rsid="001c4bf1" officeooo:paragraph-rsid="0033d338" style:text-blinking="false" fo:background-color="#fff200" style:font-size-asian="12pt" style:font-style-asian="normal" style:font-size-complex="12pt" style:font-style-complex="normal"/>
    </style:style>
    <style:style style:name="P17" style:family="paragraph" style:parent-style-name="Table_20_Contents" style:list-style-name="L38">
      <loext:graphic-properties draw:fill="solid" draw:fill-color="#87d1d1" draw:opacity="100%"/>
      <style:paragraph-properties fo:background-color="#87d1d1"/>
      <style:text-properties fo:color="#000000" style:text-line-through-style="none" style:text-line-through-type="none" style:font-name="Open Sans" fo:font-size="12pt" fo:language="en" fo:country="US" fo:font-style="normal" style:text-underline-style="none" officeooo:rsid="0009d54d" officeooo:paragraph-rsid="0030e840" style:text-blinking="false" fo:background-color="#fff200" style:font-size-asian="12pt" style:font-style-asian="normal" style:font-size-complex="12pt" style:font-style-complex="normal"/>
    </style:style>
    <style:style style:name="P18" style:family="paragraph" style:parent-style-name="Table_20_Contents" style:list-style-name="L36">
      <loext:graphic-properties draw:fill="solid" draw:fill-color="#87d1d1" draw:opacity="100%"/>
      <style:paragraph-properties fo:background-color="#87d1d1"/>
      <style:text-properties fo:color="#000000" style:text-line-through-style="none" style:text-line-through-type="none" style:font-name="Open Sans" fo:font-size="12pt" fo:language="en" fo:country="US" fo:font-style="normal" style:text-underline-style="none" officeooo:rsid="002ab80b" officeooo:paragraph-rsid="0030e840" style:text-blinking="false" fo:background-color="#fff200" style:font-size-asian="12pt" style:font-style-asian="normal" style:font-size-complex="12pt" style:font-style-complex="normal"/>
    </style:style>
    <style:style style:name="P19" style:family="paragraph" style:parent-style-name="Table_20_Contents" style:list-style-name="L52">
      <loext:graphic-properties draw:fill="solid" draw:fill-color="#87d1d1" draw:opacity="100%"/>
      <style:paragraph-properties fo:background-color="#87d1d1"/>
      <style:text-properties fo:color="#000000" style:text-line-through-style="none" style:text-line-through-type="none" style:font-name="Open Sans" fo:font-size="12pt" fo:language="en" fo:country="US" fo:font-style="normal" style:text-underline-style="none" officeooo:rsid="002ab80b" officeooo:paragraph-rsid="0033d338" style:text-blinking="false" fo:background-color="#fff200" style:font-size-asian="12pt" style:font-style-asian="normal" style:font-size-complex="12pt" style:font-style-complex="normal"/>
    </style:style>
    <style:style style:name="P20" style:family="paragraph" style:parent-style-name="Table_20_Contents">
      <loext:graphic-properties draw:fill="none" draw:fill-color="#ffffff" draw:opacity="100%"/>
      <style:paragraph-properties fo:background-color="transparent"/>
      <style:text-properties fo:color="#000000" style:text-line-through-style="none" style:text-line-through-type="none" style:font-name="Open Sans" fo:font-size="12pt" fo:language="en" fo:country="US" fo:font-style="normal" style:text-underline-style="none" fo:font-weight="bold" officeooo:rsid="0032a09b" officeooo:paragraph-rsid="0032a09b" style:text-blinking="false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loext:graphic-properties draw:fill="none" draw:fill-color="#ffffff" draw:opacity="100%"/>
      <style:paragraph-properties fo:background-color="transparent"/>
      <style:text-properties fo:color="#000000" style:text-line-through-style="none" style:text-line-through-type="none" style:font-name="Open Sans" fo:font-size="12pt" fo:language="en" fo:country="US" fo:font-style="normal" style:text-underline-style="none" fo:font-weight="bold" officeooo:rsid="0032a09b" officeooo:paragraph-rsid="0033d338" style:text-blinking="false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loext:graphic-properties draw:fill="none" draw:fill-color="#ffffff" draw:opacity="100%"/>
      <style:paragraph-properties fo:background-color="transparent"/>
      <style:text-properties fo:color="#000000" style:text-line-through-style="none" style:text-line-through-type="none" style:font-name="Open Sans" fo:font-size="12pt" fo:language="en" fo:country="US" fo:font-style="normal" style:text-underline-style="none" fo:font-weight="bold" officeooo:rsid="001c4bf1" officeooo:paragraph-rsid="0030e840" style:text-blinking="false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000000" style:text-line-through-style="none" style:text-line-through-type="none" style:font-name="Open Sans" fo:font-size="12pt" fo:language="en" fo:country="US" fo:font-style="normal" style:text-underline-style="none" fo:font-weight="bold" officeooo:rsid="001c4bf1" officeooo:paragraph-rsid="0033d338" style:text-blinking="false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loext:graphic-properties draw:fill="none" draw:fill-color="#ffffff" draw:opacity="100%"/>
      <style:paragraph-properties fo:background-color="transparent"/>
      <style:text-properties fo:color="#000000" style:text-line-through-style="none" style:text-line-through-type="none" style:font-name="Open Sans" fo:font-size="12pt" fo:language="en" fo:country="US" fo:font-style="normal" style:text-underline-style="none" fo:font-weight="bold" officeooo:rsid="001e358c" officeooo:paragraph-rsid="0030e840" style:text-blinking="false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loext:graphic-properties draw:fill="none" draw:fill-color="#ffffff" draw:opacity="100%"/>
      <style:paragraph-properties fo:background-color="transparent"/>
      <style:text-properties fo:color="#000000" style:text-line-through-style="none" style:text-line-through-type="none" style:font-name="Open Sans" fo:font-size="12pt" fo:language="en" fo:country="US" fo:font-style="normal" style:text-underline-style="none" fo:font-weight="bold" officeooo:rsid="0009d54d" officeooo:paragraph-rsid="0033d338" style:text-blinking="false" fo:background-color="#fff200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text-properties fo:color="#000000" style:text-line-through-style="none" style:text-line-through-type="none" style:font-name="Open Sans" fo:font-size="8pt" fo:language="en" fo:country="US" fo:font-style="normal" style:text-underline-style="none" officeooo:rsid="001c4bf1" officeooo:paragraph-rsid="002f554d" style:text-blinking="false" style:font-size-asian="8pt" style:font-style-asian="normal" style:font-size-complex="8pt" style:font-style-complex="normal"/>
    </style:style>
    <style:style style:name="P27" style:family="paragraph" style:parent-style-name="Table_20_Contents">
      <style:text-properties fo:color="#000000" style:text-line-through-style="none" style:text-line-through-type="none" style:font-name="Open Sans" fo:font-size="8pt" fo:language="en" fo:country="US" fo:font-style="normal" style:text-underline-style="none" officeooo:rsid="001c4bf1" officeooo:paragraph-rsid="0033d338" style:text-blinking="false" style:font-size-asian="8pt" style:font-style-asian="normal" style:font-size-complex="8pt" style:font-style-complex="normal"/>
    </style:style>
    <style:style style:name="P28" style:family="paragraph" style:parent-style-name="Table_20_Contents" style:list-style-name="L43">
      <style:text-properties fo:color="#000000" style:text-line-through-style="none" style:text-line-through-type="none" style:font-name="Open Sans" fo:font-size="8pt" fo:language="en" fo:country="US" fo:font-style="normal" style:text-underline-style="none" officeooo:rsid="002ab80b" officeooo:paragraph-rsid="002f554d" style:text-blinking="false" style:font-size-asian="8pt" style:font-style-asian="normal" style:font-size-complex="8pt" style:font-style-complex="normal"/>
    </style:style>
    <style:style style:name="P29" style:family="paragraph" style:parent-style-name="Table_20_Contents" style:list-style-name="L47">
      <style:text-properties fo:color="#000000" style:text-line-through-style="none" style:text-line-through-type="none" style:font-name="Open Sans" fo:font-size="8pt" fo:language="en" fo:country="US" fo:font-style="normal" style:text-underline-style="none" officeooo:rsid="002ab80b" officeooo:paragraph-rsid="0033d338" style:text-blinking="false" style:font-size-asian="8pt" style:font-style-asian="normal" style:font-size-complex="8pt" style:font-style-complex="normal"/>
    </style:style>
    <style:style style:name="P30" style:family="paragraph" style:parent-style-name="Table_20_Contents" style:list-style-name="L50">
      <style:text-properties fo:color="#000000" style:text-line-through-style="none" style:text-line-through-type="none" style:font-name="Open Sans" fo:font-size="8pt" fo:language="en" fo:country="US" fo:font-style="normal" style:text-underline-style="none" officeooo:rsid="002ab80b" officeooo:paragraph-rsid="002f554d" style:text-blinking="false" style:font-size-asian="8pt" style:font-style-asian="normal" style:font-size-complex="8pt" style:font-style-complex="normal"/>
    </style:style>
    <style:style style:name="P31" style:family="paragraph" style:parent-style-name="Table_20_Contents">
      <style:text-properties fo:color="#000000" style:text-line-through-style="none" style:text-line-through-type="none" style:font-name="Open Sans" fo:font-size="8pt" fo:language="en" fo:country="US" fo:font-style="normal" style:text-underline-style="none" officeooo:rsid="001e358c" officeooo:paragraph-rsid="002f554d" style:text-blinking="false" style:font-size-asian="8pt" style:font-style-asian="normal" style:font-size-complex="8pt" style:font-style-complex="normal"/>
    </style:style>
    <style:style style:name="P32" style:family="paragraph" style:parent-style-name="Table_20_Contents">
      <style:text-properties fo:color="#000000" style:text-line-through-style="none" style:text-line-through-type="none" style:font-name="Open Sans" fo:font-size="8pt" fo:language="en" fo:country="US" fo:font-style="normal" style:text-underline-style="none" officeooo:rsid="001e358c" officeooo:paragraph-rsid="0033d338" style:text-blinking="false" style:font-size-asian="8pt" style:font-style-asian="normal" style:font-size-complex="8pt" style:font-style-complex="normal"/>
    </style:style>
    <style:style style:name="P33" style:family="paragraph" style:parent-style-name="Table_20_Contents" style:list-style-name="L45">
      <style:text-properties fo:color="#000000" style:text-line-through-style="none" style:text-line-through-type="none" style:font-name="Open Sans" fo:font-size="8pt" fo:language="en" fo:country="US" fo:font-style="normal" style:text-underline-style="none" officeooo:rsid="0009d54d" officeooo:paragraph-rsid="002f554d" style:text-blinking="false" style:font-size-asian="8pt" style:font-style-asian="normal" style:font-size-complex="8pt" style:font-style-complex="normal"/>
    </style:style>
    <style:style style:name="P34" style:family="paragraph" style:parent-style-name="Table_20_Contents">
      <style:text-properties fo:color="#000000" style:text-line-through-style="none" style:text-line-through-type="none" style:font-name="Open Sans" fo:font-size="8pt" fo:language="en" fo:country="US" fo:font-style="normal" style:text-underline-style="none" officeooo:rsid="000d7d83" officeooo:paragraph-rsid="002f554d" style:text-blinking="false" style:font-size-asian="8pt" style:font-style-asian="normal" style:font-size-complex="8pt" style:font-style-complex="normal"/>
    </style:style>
    <style:style style:name="P35" style:family="paragraph" style:parent-style-name="Table_20_Contents">
      <style:text-properties fo:color="#000000" style:text-line-through-style="none" style:text-line-through-type="none" style:font-name="Open Sans" fo:font-size="8pt" fo:language="en" fo:country="US" fo:font-style="normal" style:text-underline-style="none" officeooo:rsid="001c4bf1" officeooo:paragraph-rsid="002f554d" style:text-blinking="false" fo:background-color="#fff200" style:font-size-asian="8pt" style:font-style-asian="normal" style:font-size-complex="8pt" style:font-style-complex="normal"/>
    </style:style>
    <style:style style:name="P36" style:family="paragraph" style:parent-style-name="Table_20_Contents" style:list-style-name="L43">
      <style:text-properties fo:color="#000000" style:text-line-through-style="none" style:text-line-through-type="none" style:font-name="Open Sans" fo:font-size="8pt" fo:language="en" fo:country="US" fo:font-style="normal" style:text-underline-style="none" officeooo:rsid="001c4bf1" officeooo:paragraph-rsid="002f554d" style:text-blinking="false" fo:background-color="#fff200" style:font-size-asian="8pt" style:font-style-asian="normal" style:font-size-complex="8pt" style:font-style-complex="normal"/>
    </style:style>
    <style:style style:name="P37" style:family="paragraph" style:parent-style-name="Table_20_Contents" style:list-style-name="L47">
      <style:text-properties fo:color="#000000" style:text-line-through-style="none" style:text-line-through-type="none" style:font-name="Open Sans" fo:font-size="8pt" fo:language="en" fo:country="US" fo:font-style="normal" style:text-underline-style="none" officeooo:rsid="001c4bf1" officeooo:paragraph-rsid="0033d338" style:text-blinking="false" fo:background-color="#fff200" style:font-size-asian="8pt" style:font-style-asian="normal" style:font-size-complex="8pt" style:font-style-complex="normal"/>
    </style:style>
    <style:style style:name="P38" style:family="paragraph" style:parent-style-name="Table_20_Contents" style:list-style-name="L50">
      <style:text-properties fo:color="#000000" style:text-line-through-style="none" style:text-line-through-type="none" style:font-name="Open Sans" fo:font-size="8pt" fo:language="en" fo:country="US" fo:font-style="normal" style:text-underline-style="none" officeooo:rsid="001c4bf1" officeooo:paragraph-rsid="002f554d" style:text-blinking="false" fo:background-color="#fff200" style:font-size-asian="8pt" style:font-style-asian="normal" style:font-size-complex="8pt" style:font-style-complex="normal"/>
    </style:style>
    <style:style style:name="P39" style:family="paragraph" style:parent-style-name="Table_20_Contents">
      <style:text-properties fo:color="#000000" style:text-line-through-style="none" style:text-line-through-type="none" style:font-name="Open Sans" fo:font-size="8pt" fo:language="en" fo:country="US" fo:font-style="normal" style:text-underline-style="none" officeooo:rsid="0009d54d" officeooo:paragraph-rsid="002f554d" style:text-blinking="false" fo:background-color="#fff200" style:font-size-asian="8pt" style:font-style-asian="normal" style:font-size-complex="8pt" style:font-style-complex="normal"/>
    </style:style>
    <style:style style:name="P40" style:family="paragraph" style:parent-style-name="Table_20_Contents">
      <style:text-properties fo:color="#000000" style:text-line-through-style="none" style:text-line-through-type="none" style:font-name="Open Sans" fo:font-size="8pt" fo:language="en" fo:country="US" fo:font-style="normal" style:text-underline-style="none" officeooo:rsid="002ab80b" officeooo:paragraph-rsid="002f554d" style:text-blinking="false" fo:background-color="#fff200" style:font-size-asian="8pt" style:font-style-asian="normal" style:font-size-complex="8pt" style:font-style-complex="normal"/>
    </style:style>
    <style:style style:name="P41" style:family="paragraph" style:parent-style-name="Table_20_Contents">
      <style:text-properties fo:color="#000000" style:text-line-through-style="none" style:text-line-through-type="none" style:font-name="Open Sans" fo:font-size="8pt" fo:language="en" fo:country="US" fo:font-style="normal" style:text-underline-style="none" officeooo:rsid="0009d54d" officeooo:paragraph-rsid="002f554d" style:text-blinking="false" fo:background-color="transparent" style:font-size-asian="8pt" style:font-style-asian="normal" style:font-size-complex="8pt" style:font-style-complex="normal"/>
    </style:style>
    <style:style style:name="P42" style:family="paragraph" style:parent-style-name="Table_20_Contents">
      <style:text-properties fo:color="#000000" style:font-name="Open Sans" fo:font-size="14pt" fo:language="en" fo:country="US" fo:font-style="normal" style:text-underline-style="none" fo:font-weight="bold" officeooo:rsid="0033d338" officeooo:paragraph-rsid="002f554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Table_20_Contents">
      <style:text-properties fo:color="#000000" style:font-name="Open Sans" fo:font-size="16pt" fo:language="en" fo:country="US" fo:font-style="normal" style:text-underline-style="none" fo:font-weight="bold" officeooo:rsid="0033d338" officeooo:paragraph-rsid="0034617b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Table_20_Contents" style:list-style-name="L35">
      <loext:graphic-properties draw:fill="solid" draw:fill-color="#87d1d1" draw:opacity="100%"/>
      <style:paragraph-properties fo:background-color="#87d1d1"/>
      <style:text-properties style:font-name="Open Sans" fo:font-size="12pt" officeooo:paragraph-rsid="0030e840" style:font-size-asian="12pt" style:font-size-complex="12pt"/>
    </style:style>
    <style:style style:name="P45" style:family="paragraph" style:parent-style-name="Table_20_Contents" style:list-style-name="L55">
      <loext:graphic-properties draw:fill="solid" draw:fill-color="#87d1d1" draw:opacity="100%"/>
      <style:paragraph-properties fo:background-color="#87d1d1"/>
      <style:text-properties style:font-name="Open Sans" fo:font-size="12pt" officeooo:paragraph-rsid="0033d338" style:font-size-asian="12pt" style:font-size-complex="12pt"/>
    </style:style>
    <style:style style:name="P46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Open Sans" fo:font-size="12pt" officeooo:paragraph-rsid="0033d338" style:font-size-asian="12pt" style:font-size-complex="12pt"/>
    </style:style>
    <style:style style:name="P47" style:family="paragraph" style:parent-style-name="Table_20_Contents" style:list-style-name="L5">
      <loext:graphic-properties draw:fill="solid" draw:fill-color="#87d1d1" draw:opacity="100%"/>
      <style:paragraph-properties fo:background-color="#87d1d1"/>
      <style:text-properties style:font-name="Open Sans" fo:font-size="12pt" officeooo:paragraph-rsid="0030e840" fo:background-color="#fff200" style:font-size-asian="12pt" style:font-size-complex="12pt"/>
    </style:style>
    <style:style style:name="P48" style:family="paragraph" style:parent-style-name="Table_20_Contents" style:list-style-name="L5">
      <loext:graphic-properties draw:fill="solid" draw:fill-color="#87d1d1" draw:opacity="100%"/>
      <style:paragraph-properties fo:background-color="#87d1d1"/>
      <style:text-properties style:font-name="Open Sans" fo:font-size="12pt" officeooo:paragraph-rsid="0033d338" fo:background-color="#fff200" style:font-size-asian="12pt" style:font-size-complex="12pt"/>
    </style:style>
    <style:style style:name="P49" style:family="paragraph" style:parent-style-name="Table_20_Contents" style:list-style-name="L37">
      <loext:graphic-properties draw:fill="solid" draw:fill-color="#87d1d1" draw:opacity="100%"/>
      <style:paragraph-properties fo:background-color="#87d1d1"/>
      <style:text-properties style:font-name="Open Sans" fo:font-size="12pt" officeooo:rsid="0030e840" officeooo:paragraph-rsid="0030e840" fo:background-color="#fff200" style:font-size-asian="12pt" style:font-size-complex="12pt"/>
    </style:style>
    <style:style style:name="P50" style:family="paragraph" style:parent-style-name="Table_20_Contents" style:list-style-name="L53">
      <loext:graphic-properties draw:fill="solid" draw:fill-color="#87d1d1" draw:opacity="100%"/>
      <style:paragraph-properties fo:background-color="#87d1d1"/>
      <style:text-properties style:font-name="Open Sans" fo:font-size="12pt" officeooo:rsid="0030e840" officeooo:paragraph-rsid="0033d338" fo:background-color="#fff200" style:font-size-asian="12pt" style:font-size-complex="12pt"/>
    </style:style>
    <style:style style:name="P5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Open Sans" fo:font-size="12pt" fo:font-weight="bold" officeooo:paragraph-rsid="0030e840" style:font-size-asian="12pt" style:font-weight-asian="bold" style:font-size-complex="12pt" style:font-weight-complex="bold"/>
    </style:style>
    <style:style style:name="P5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Open Sans" fo:font-size="12pt" fo:font-weight="bold" officeooo:paragraph-rsid="0033d338" style:font-size-asian="12pt" style:font-weight-asian="bold" style:font-size-complex="12pt" style:font-weight-complex="bold"/>
    </style:style>
    <style:style style:name="P5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Open Sans" fo:font-size="12pt" fo:font-weight="bold" officeooo:paragraph-rsid="0030e840" fo:background-color="transparent" style:font-size-asian="12pt" style:font-weight-asian="bold" style:font-size-complex="12pt" style:font-weight-complex="bold"/>
    </style:style>
    <style:style style:name="P54" style:family="paragraph" style:parent-style-name="Table_20_Contents" style:list-style-name="L5">
      <style:text-properties style:font-name="Open Sans" fo:font-size="8pt" officeooo:paragraph-rsid="002f554d" style:font-size-asian="8pt" style:font-size-complex="8pt"/>
    </style:style>
    <style:style style:name="P55" style:family="paragraph" style:parent-style-name="Table_20_Contents" style:list-style-name="L5">
      <style:text-properties style:font-name="Open Sans" fo:font-size="8pt" officeooo:paragraph-rsid="0033d338" style:font-size-asian="8pt" style:font-size-complex="8pt"/>
    </style:style>
    <style:style style:name="P56" style:family="paragraph" style:parent-style-name="Table_20_Contents">
      <style:text-properties style:font-name="Open Sans" fo:font-size="8pt" officeooo:paragraph-rsid="002f554d" style:font-size-asian="8pt" style:font-size-complex="8pt"/>
    </style:style>
    <style:style style:name="P57" style:family="paragraph" style:parent-style-name="Table_20_Contents" style:list-style-name="L42">
      <style:text-properties style:font-name="Open Sans" fo:font-size="8pt" officeooo:paragraph-rsid="002f554d" style:font-size-asian="8pt" style:font-size-complex="8pt"/>
    </style:style>
    <style:style style:name="P58" style:family="paragraph" style:parent-style-name="Table_20_Contents" style:list-style-name="L46">
      <style:text-properties style:font-name="Open Sans" fo:font-size="8pt" officeooo:paragraph-rsid="0033d338" style:font-size-asian="8pt" style:font-size-complex="8pt"/>
    </style:style>
    <style:style style:name="P59" style:family="paragraph" style:parent-style-name="Table_20_Contents">
      <style:text-properties style:font-name="Open Sans" fo:font-size="8pt" officeooo:paragraph-rsid="0033d338" style:font-size-asian="8pt" style:font-size-complex="8pt"/>
    </style:style>
    <style:style style:name="P60" style:family="paragraph" style:parent-style-name="Table_20_Contents" style:list-style-name="L49">
      <style:text-properties style:font-name="Open Sans" fo:font-size="8pt" officeooo:paragraph-rsid="002f554d" style:font-size-asian="8pt" style:font-size-complex="8pt"/>
    </style:style>
    <style:style style:name="P61" style:family="paragraph" style:parent-style-name="Table_20_Contents" style:list-style-name="L44">
      <style:text-properties style:font-name="Open Sans" fo:font-size="8pt" officeooo:rsid="0030e840" officeooo:paragraph-rsid="0030e840" fo:background-color="transparent" style:font-size-asian="8pt" style:font-size-complex="8pt"/>
    </style:style>
    <style:style style:name="T1" style:family="text">
      <style:text-properties fo:color="#000000" style:text-line-through-style="none" style:text-line-through-type="none" fo:language="en" fo:country="US" fo:font-style="normal" style:text-underline-style="none" style:text-blinking="false" style:font-style-asian="normal" style:font-style-complex="normal"/>
    </style:style>
    <style:style style:name="T2" style:family="text">
      <style:text-properties fo:color="#000000" style:text-line-through-style="none" style:text-line-through-type="none" fo:language="en" fo:country="US" fo:font-style="normal" style:text-underline-style="none" officeooo:rsid="001c4bf1" style:text-blinking="false" style:font-style-asian="normal" style:font-style-complex="normal"/>
    </style:style>
    <style:style style:name="T3" style:family="text">
      <style:text-properties fo:color="#000000" style:text-line-through-style="none" style:text-line-through-type="none" fo:language="en" fo:country="US" fo:font-style="normal" style:text-underline-style="none" officeooo:rsid="00038a8f" style:text-blinking="false" style:font-style-asian="normal" style:font-style-complex="normal"/>
    </style:style>
    <style:style style:name="T4" style:family="text">
      <style:text-properties fo:color="#000000" style:text-line-through-style="none" style:text-line-through-type="none" fo:language="en" fo:country="US" fo:font-style="normal" style:text-underline-style="none" officeooo:rsid="000d7d83" style:text-blinking="false" style:font-style-asian="normal" style:font-style-complex="normal"/>
    </style:style>
    <style:style style:name="T5" style:family="text">
      <style:text-properties fo:color="#000000" style:text-line-through-style="none" style:text-line-through-type="none" fo:language="en" fo:country="US" fo:font-style="normal" style:text-underline-style="none" officeooo:rsid="001e358c" style:text-blinking="false" style:font-style-asian="normal" style:font-style-complex="normal"/>
    </style:style>
    <style:style style:name="T6" style:family="text">
      <style:text-properties fo:color="#000000" style:text-line-through-style="none" style:text-line-through-type="none" fo:language="en" fo:country="US" fo:font-style="normal" style:text-underline-style="none" officeooo:rsid="000bd535" style:text-blinking="false" style:font-style-asian="normal" style:font-style-complex="normal"/>
    </style:style>
    <style:style style:name="T7" style:family="text">
      <style:text-properties fo:color="#000000" style:text-line-through-style="none" style:text-line-through-type="none" fo:language="en" fo:country="US" fo:font-style="normal" style:text-underline-style="none" officeooo:rsid="0009d54d" style:text-blinking="false" style:font-style-asian="normal" style:font-style-complex="normal"/>
    </style:style>
    <style:style style:name="T8" style:family="text">
      <style:text-properties fo:color="#000000" style:text-line-through-style="none" style:text-line-through-type="none" fo:language="en" fo:country="US" fo:font-style="normal" style:text-underline-style="none" officeooo:rsid="0033d338" style:text-blinking="false" style:font-style-asian="normal" style:font-style-complex="normal"/>
    </style:style>
    <style:style style:name="T9" style:family="text">
      <style:text-properties fo:color="#000000" style:text-line-through-style="none" style:text-line-through-type="none" fo:language="en" fo:country="US" fo:font-style="normal" style:text-underline-style="none" officeooo:rsid="00080974" style:text-blinking="false" style:font-style-asian="normal" style:font-style-complex="normal"/>
    </style:style>
    <style:style style:name="T10" style:family="text">
      <style:text-properties fo:color="#000000" style:text-line-through-style="none" style:text-line-through-type="none" fo:language="en" fo:country="US" fo:font-style="normal" style:text-underline-style="none" officeooo:rsid="0034617b" style:text-blinking="false" style:font-style-asian="normal" style:font-style-complex="normal"/>
    </style:style>
    <style:style style:name="T11" style:family="text">
      <style:text-properties fo:color="#000000" style:text-line-through-style="none" style:text-line-through-type="none" fo:language="en" fo:country="US" fo:font-style="normal" style:text-underline-style="none" officeooo:rsid="001e358c" style:text-blinking="false" fo:background-color="#fff200" loext:char-shading-value="0" style:font-style-asian="normal" style:font-style-complex="normal"/>
    </style:style>
    <style:style style:name="T12" style:family="text">
      <style:text-properties fo:color="#000000" style:text-line-through-style="none" style:text-line-through-type="none" fo:language="en" fo:country="US" fo:font-style="normal" style:text-underline-style="none" officeooo:rsid="001e358c" style:text-blinking="false" fo:background-color="#fff200" loext:char-shading-value="0" style:font-style-asian="normal" style:font-style-complex="normal"/>
    </style:style>
    <style:style style:name="T13" style:family="text">
      <style:text-properties fo:color="#000000" style:text-line-through-style="none" style:text-line-through-type="none" fo:language="en" fo:country="US" fo:font-style="normal" style:text-underline-style="none" officeooo:rsid="0009d54d" style:text-blinking="false" fo:background-color="#fff200" loext:char-shading-value="0" style:font-style-asian="normal" style:font-style-complex="normal"/>
    </style:style>
    <style:style style:name="T14" style:family="text">
      <style:text-properties fo:color="#000000" style:text-line-through-style="none" style:text-line-through-type="none" fo:language="en" fo:country="US" fo:font-style="normal" style:text-underline-style="none" officeooo:rsid="00056ca5" style:text-blinking="false" fo:background-color="#fff200" loext:char-shading-value="0" style:font-style-asian="normal" style:font-style-complex="normal"/>
    </style:style>
    <style:style style:name="T15" style:family="text">
      <style:text-properties fo:color="#000000" style:text-line-through-style="none" style:text-line-through-type="none" fo:language="en" fo:country="US" fo:font-style="normal" style:text-underline-style="none" officeooo:rsid="000d7d83" style:text-blinking="false" fo:background-color="#fff200" loext:char-shading-value="0" style:font-style-asian="normal" style:font-style-complex="normal"/>
    </style:style>
    <style:style style:name="T16" style:family="text">
      <style:text-properties fo:color="#000000" style:text-line-through-style="none" style:text-line-through-type="none" fo:language="en" fo:country="US" fo:font-style="normal" style:text-underline-style="none" officeooo:rsid="0033d338" style:text-blinking="false" fo:background-color="#fff200" loext:char-shading-value="0" style:font-style-asian="normal" style:font-style-complex="normal"/>
    </style:style>
    <style:style style:name="T17" style:family="text">
      <style:text-properties fo:color="#000000" style:text-line-through-style="none" style:text-line-through-type="none" fo:language="en" fo:country="US" fo:font-style="normal" style:text-underline-style="none" fo:font-weight="bold" officeooo:rsid="001c4bf1" style:text-blinking="false" style:font-style-asian="normal" style:font-weight-asian="bold" style:font-style-complex="normal" style:font-weight-complex="bold"/>
    </style:style>
    <style:style style:name="T18" style:family="text">
      <style:text-properties fo:color="#000000" style:text-line-through-style="none" style:text-line-through-type="none" fo:language="en" fo:country="US" fo:font-style="normal" style:text-underline-style="none" fo:font-weight="bold" officeooo:rsid="000698cb" style:text-blinking="false" style:font-style-asian="normal" style:font-weight-asian="bold" style:font-style-complex="normal" style:font-weight-complex="bold"/>
    </style:style>
    <style:style style:name="T19" style:family="text">
      <style:text-properties fo:color="#000000" style:text-line-through-style="none" style:text-line-through-type="none" fo:language="en" fo:country="US" fo:font-style="normal" style:text-underline-style="none" fo:font-weight="bold" officeooo:rsid="00080974" style:text-blinking="false" style:font-style-asian="normal" style:font-weight-asian="bold" style:font-style-complex="normal" style:font-weight-complex="bold"/>
    </style:style>
    <style:style style:name="T20" style:family="text">
      <style:text-properties fo:color="#000000" style:text-line-through-style="none" style:text-line-through-type="none" fo:language="en" fo:country="US" fo:font-style="normal" style:text-underline-style="none" fo:font-weight="normal" officeooo:rsid="00080974" style:text-blinking="false" style:font-style-asian="normal" style:font-weight-asian="normal" style:font-style-complex="normal" style:font-weight-complex="normal"/>
    </style:style>
    <style:style style:name="T21" style:family="text">
      <style:text-properties fo:color="#000000" style:text-line-through-style="none" style:text-line-through-type="none" fo:font-size="10pt" fo:language="en" fo:country="US" fo:font-style="normal" style:text-underline-style="none" fo:font-weight="bold" officeooo:rsid="001c4bf1" style:text-blinking="false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color="#000000" style:text-line-through-style="none" style:text-line-through-type="none" fo:font-size="10pt" fo:language="en" fo:country="US" fo:font-style="normal" style:text-underline-style="none" fo:font-weight="bold" officeooo:rsid="0030e840" style:text-blinking="false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color="#000000" style:text-line-through-style="none" style:text-line-through-type="none" fo:font-size="10pt" fo:language="en" fo:country="US" fo:font-style="normal" style:text-underline-style="none" officeooo:rsid="001c4bf1" style:text-blinking="false" fo:background-color="#fff200" loext:char-shading-value="0" style:font-size-asian="10pt" style:font-style-asian="normal" style:font-size-complex="10pt" style:font-style-complex="normal"/>
    </style:style>
    <style:style style:name="T24" style:family="text">
      <style:text-properties fo:color="#000000" style:text-line-through-style="none" style:text-line-through-type="none" fo:font-size="10pt" fo:language="en" fo:country="US" fo:font-style="normal" style:text-underline-style="none" officeooo:rsid="0030e840" style:text-blinking="false" fo:background-color="#fff200" loext:char-shading-value="0" style:font-size-asian="10pt" style:font-style-asian="normal" style:font-size-complex="10pt" style:font-style-complex="normal"/>
    </style:style>
    <style:style style:name="T25" style:family="text">
      <style:text-properties fo:color="#000000" style:text-line-through-style="none" style:text-line-through-type="none" fo:font-size="10pt" fo:language="en" fo:country="US" fo:font-style="normal" style:text-underline-style="none" style:text-blinking="false" style:font-size-asian="10pt" style:font-style-asian="normal" style:font-size-complex="10pt" style:font-style-complex="normal"/>
    </style:style>
    <style:style style:name="T26" style:family="text">
      <style:text-properties fo:color="#000000" style:text-line-through-style="none" style:text-line-through-type="none" fo:font-size="10pt" fo:language="en" fo:country="US" fo:font-style="normal" style:text-underline-style="none" officeooo:rsid="001c4bf1" style:text-blinking="false" style:font-size-asian="10pt" style:font-style-asian="normal" style:font-size-complex="10pt" style:font-style-complex="normal"/>
    </style:style>
    <style:style style:name="T27" style:family="text">
      <style:text-properties fo:color="#000000" style:text-line-through-style="none" style:text-line-through-type="none" fo:font-size="10pt" fo:language="en" fo:country="US" fo:font-style="normal" style:text-underline-style="none" officeooo:rsid="001c4bf1" style:text-blinking="false" style:font-size-asian="10pt" style:font-style-asian="normal" style:font-size-complex="10pt" style:font-style-complex="normal" fo:background-color="#ffffff"/>
    </style:style>
    <style:style style:name="T28" style:family="text">
      <style:text-properties fo:color="#000000" style:text-line-through-style="none" style:text-line-through-type="none" fo:font-size="10pt" fo:language="en" fo:country="US" fo:font-style="normal" style:text-underline-style="none" officeooo:rsid="0030e840" style:text-blinking="false" style:font-size-asian="10pt" style:font-style-asian="normal" style:font-size-complex="10pt" style:font-style-complex="normal"/>
    </style:style>
    <style:style style:name="T29" style:family="text">
      <style:text-properties fo:color="#000000" style:text-line-through-style="none" style:text-line-through-type="none" fo:font-size="10pt" fo:language="en" fo:country="US" fo:font-style="normal" style:text-underline-style="none" officeooo:rsid="0030e840" style:text-blinking="false" style:font-size-asian="10pt" style:font-style-asian="normal" style:font-size-complex="10pt" style:font-style-complex="normal" fo:background-color="#ffffff"/>
    </style:style>
    <style:style style:name="T30" style:family="text">
      <style:text-properties fo:color="#000000" fo:font-weight="normal" officeooo:rsid="00246aa5" style:font-weight-asian="normal" style:font-weight-complex="normal"/>
    </style:style>
    <style:style style:name="T31" style:family="text">
      <style:text-properties fo:color="#000000" officeooo:rsid="00246aa5"/>
    </style:style>
    <style:style style:name="T32" style:family="text">
      <style:text-properties fo:font-variant="normal" fo:text-transform="none" fo:color="#15212f" style:text-line-through-style="none" style:text-line-through-type="none" fo:letter-spacing="normal" fo:language="en" fo:country="US" fo:font-style="normal" fo:font-weight="normal" style:text-blinking="false" style:font-style-asian="normal" style:font-style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33d338" style:font-weight-asian="bold" style:font-weight-complex="bold"/>
    </style:style>
    <style:style style:name="T35" style:family="text">
      <style:text-properties officeooo:rsid="000bd535"/>
    </style:style>
    <style:style style:name="T36" style:family="text">
      <style:text-properties officeooo:rsid="000d7d83"/>
    </style:style>
    <style:style style:name="T37" style:family="text">
      <style:text-properties officeooo:rsid="0009d54d"/>
    </style:style>
    <style:style style:name="T38" style:family="text">
      <style:text-properties officeooo:rsid="000d7d83" fo:background-color="#fff200" loext:char-shading-value="0"/>
    </style:style>
    <style:style style:name="T39" style:family="text">
      <style:text-properties officeooo:rsid="001e358c" fo:background-color="#fff200" loext:char-shading-value="0"/>
    </style:style>
    <style:style style:name="T40" style:family="text">
      <style:text-properties officeooo:rsid="0009d54d" fo:background-color="#fff200" loext:char-shading-value="0"/>
    </style:style>
    <style:style style:name="T41" style:family="text">
      <style:text-properties officeooo:rsid="0030e840" fo:background-color="#fff200" loext:char-shading-value="0"/>
    </style:style>
    <style:style style:name="T42" style:family="text">
      <style:text-properties officeooo:rsid="00056ca5"/>
    </style:style>
    <style:style style:name="T43" style:family="text">
      <style:text-properties officeooo:rsid="0030e840"/>
    </style:style>
    <style:style style:name="T44" style:family="text">
      <style:text-properties officeooo:rsid="001e358c"/>
    </style:style>
    <style:style style:name="T45" style:family="text">
      <style:text-properties fo:font-size="10pt" officeooo:rsid="001e358c" style:font-size-asian="10pt" style:font-size-complex="10pt"/>
    </style:style>
    <style:style style:name="T46" style:family="text">
      <style:text-properties officeooo:rsid="0033d338"/>
    </style:style>
    <style:style style:name="T47" style:family="text">
      <style:text-properties officeooo:rsid="0009d54d" fo:background-color="transparent" loext:char-shading-value="0"/>
    </style:style>
    <style:style style:name="T48" style:family="text">
      <style:text-properties officeooo:rsid="001e358c" fo:background-color="transparent" loext:char-shading-value="0"/>
    </style:style>
    <style:style style:name="T49" style:family="text">
      <style:text-properties officeooo:rsid="0033d338" fo:background-color="transparent" loext:char-shading-value="0"/>
    </style:style>
    <style:style style:name="T50" style:family="text">
      <style:text-properties officeooo:rsid="0034617b"/>
    </style:style>
    <style:style style:name="T5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0">Main menu</text:span></text:p>
      <text:list xml:id="list3532642082" text:style-name="L56">
        <text:list-item>
          <text:p text:style-name="P7">About/ The Artist/ Info/ Bio <text:s/></text:p>
        </text:list-item>
        <text:list-item>
          <text:p text:style-name="P6">Contact/ Connect </text:p>
        </text:list-item>
        <text:list-item>
          <text:p text:style-name="P6">Art/ Portfolio/ Works</text:p>
        </text:list-item>
        <text:list-item>
          <text:p text:style-name="P6">Ezine</text:p>
        </text:list-item>
      </text:list>
      <text:p text:style-name="P2"><text:span text:style-name="T21"/></text:p>
      <text:p text:style-name="P2"><text:span text:style-name="T17">A</text:span><text:span text:style-name="T18">rt </text:span><text:span text:style-name="T19">menu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<text:span text:style-name="T35">1 Paintings</text:span></text:p>
            <text:list xml:id="list198335779" text:style-name="L5">
              <text:list-item>
                <text:p text:style-name="P48"><text:span text:style-name="T2">C</text:span><text:span text:style-name="T3">anvas</text:span></text:p>
              </text:list-item>
            </text:list>
            <text:list xml:id="list2346137560" text:style-name="L55">
              <text:list-item>
                <text:p text:style-name="P45"><text:span text:style-name="T11">Vinyl </text:span><text:span text:style-name="T13">covers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23"><text:span text:style-name="T41">2</text:span><text:span text:style-name="T38"> </text:span><text:span text:style-name="T39">Re</text:span><text:span text:style-name="T40">mix</text:span></text:p>
          </table:table-cell>
        </table:table-row>
        <table:table-row>
          <table:table-cell table:style-name="Table3.A2" office:value-type="string">
            <text:p text:style-name="P23"><text:span text:style-name="T49">3</text:span><text:span text:style-name="T47"> </text:span><text:span text:style-name="T48">Drawings</text:span></text:p>
          </table:table-cell>
        </table:table-row>
        <table:table-row>
          <table:table-cell table:style-name="Table3.A2" office:value-type="string">
            <text:p text:style-name="P23"><text:span text:style-name="T46">4 </text:span>Photography</text:p>
            <text:list xml:id="list3330758200" text:style-name="L52">
              <text:list-item>
                <text:p text:style-name="P19">Digital </text:p>
              </text:list-item>
              <text:list-item>
                <text:p text:style-name="P16">Hand color</text:p>
              </text:list-item>
            </text:list>
          </table:table-cell>
        </table:table-row>
        <table:table-row>
          <table:table-cell table:style-name="Table3.A2" office:value-type="string">
            <text:p text:style-name="P14"><text:span text:style-name="T34">5 </text:span><text:span text:style-name="T33">Graphic Art </text:span></text:p>
          </table:table-cell>
        </table:table-row>
        <table:table-row>
          <table:table-cell table:style-name="Table3.A2" office:value-type="string">
            <text:p text:style-name="P52"><text:span text:style-name="T8">6 </text:span><text:span text:style-name="T5">Collabs</text:span></text:p>
          </table:table-cell>
        </table:table-row>
        <table:table-row>
          <table:table-cell table:style-name="Table3.A2" office:value-type="string">
            <text:p text:style-name="P52"><text:span text:style-name="T8">7</text:span><text:span text:style-name="T4"> </text:span><text:span text:style-name="T5">Other</text:span></text:p>
          </table:table-cell>
        </table:table-row>
        <table:table-row>
          <table:table-cell table:style-name="Table3.A2" office:value-type="string">
            <text:p text:style-name="P52"><text:span text:style-name="T16">8 </text:span><text:span text:style-name="T12">Sketch-books</text:span></text:p>
          </table:table-cell>
        </table:table-row>
      </table:table>
      <text:p text:style-name="P1"><text:span text:style-name="T20"/></text:p>
      <text:p text:style-name="P1"><text:span text:style-name="T20"/></text:p>
      <text:p text:style-name="P43"><text:span text:style-name="T9">Alt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<text:span text:style-name="T35">1 Paintings</text:span></text:p>
            <text:list xml:id="list35921866971569" text:continue-list="list198335779" text:style-name="L5">
              <text:list-item>
                <text:p text:style-name="P47"><text:span text:style-name="T2">C</text:span><text:span text:style-name="T3">anvas</text:span></text:p>
              </text:list-item>
            </text:list>
            <text:list xml:id="list3882059519" text:style-name="L35">
              <text:list-item>
                <text:p text:style-name="P44"><text:span text:style-name="T11">Vinyl </text:span><text:span text:style-name="T13">covers</text:span></text:p>
              </text:list-item>
            </text:list>
            <text:p text:style-name="P22"><text:span text:style-name="T41">2</text:span><text:span text:style-name="T38"> </text:span><text:span text:style-name="T39">Re</text:span><text:span text:style-name="T40">mix</text:span></text:p>
            <text:p text:style-name="P22"><text:span text:style-name="T43">3 </text:span>Photography</text:p>
            <text:list xml:id="list404636032" text:style-name="L36">
              <text:list-item>
                <text:p text:style-name="P18">Digital </text:p>
              </text:list-item>
              <text:list-item>
                <text:p text:style-name="P15">Hand color</text:p>
              </text:list-item>
            </text:list>
            <text:p text:style-name="P22"><text:span text:style-name="T43">4 </text:span>Graphic Art </text:p>
            <text:p text:style-name="P24"><text:span text:style-name="T35">5 </text:span>Collabs</text:p>
            <text:p text:style-name="P51"><text:span text:style-name="T4">6 </text:span><text:span text:style-name="T5">Other</text:span></text:p>
            <text:p text:style-name="P53"><text:span text:style-name="T7">7 </text:span><text:span text:style-name="T5">Drawings</text:span></text:p>
            <text:list xml:id="list1353349578" text:style-name="L37">
              <text:list-item>
                <text:p text:style-name="P49"><text:span text:style-name="T5">S</text:span><text:span text:style-name="T1">elected</text:span></text:p>
              </text:list-item>
            </text:list>
            <text:list xml:id="list126360536" text:style-name="L38">
              <text:list-item>
                <text:p text:style-name="P17"><text:span text:style-name="T44">Sketch-books</text:span></text:p>
              </text:list-item>
            </text:list>
          </table:table-cell>
          <table:table-cell table:style-name="Table1.B1" office:value-type="string">
            <text:p text:style-name="P46"><text:span text:style-name="T13"/></text:p>
            <text:p text:style-name="P23"><text:span text:style-name="T40"/></text:p>
            <text:p text:style-name="P23"><text:span text:style-name="T48"/></text:p>
            <text:p text:style-name="P23"/>
            <text:p text:style-name="P52"><text:span text:style-name="T12"/></text:p>
            <text:p text:style-name="P25"/>
          </table:table-cell>
        </table:table-row>
      </table:table>
      <text:p text:style-name="P42"><text:soft-page-break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"><text:span text:style-name="T30">A</text:span>bout/The Artist/ <text:s/>Info/Bio <text:s/></text:p>
            <text:p text:style-name="P4">Contact/<text:span text:style-name="T43">­</text:span>Connect Art/Portfolio/ Works</text:p>
            <text:p text:style-name="P9">Paintings</text:p>
            <text:list xml:id="list4279394540" text:style-name="L41">
              <text:list-item>
                <text:p text:style-name="P10">Canvas</text:p>
              </text:list-item>
              <text:list-item>
                <text:p text:style-name="P10">LP’s</text:p>
              </text:list-item>
            </text:list>
            <text:p text:style-name="P9">Re-edit</text:p>
            <text:p text:style-name="P9">Drawings</text:p>
            <text:list xml:id="list35920589931021" text:continue-numbering="true" text:style-name="L41">
              <text:list-item>
                <text:p text:style-name="P10">Selected</text:p>
              </text:list-item>
              <text:list-item>
                <text:p text:style-name="P11">Sketchbooks</text:p>
              </text:list-item>
            </text:list>
            <text:p text:style-name="P12">Photography</text:p>
            <text:list xml:id="list35921566020798" text:continue-numbering="true" text:style-name="L41">
              <text:list-item>
                <text:p text:style-name="P10">Digital</text:p>
              </text:list-item>
              <text:list-item>
                <text:p text:style-name="P10">Hand-color</text:p>
              </text:list-item>
            </text:list>
            <text:p text:style-name="P9">Graphic Art</text:p>
            <text:p text:style-name="P9">Collabs</text:p>
            <text:p text:style-name="P9">Other</text:p>
          </table:table-cell>
          <table:table-cell table:style-name="Table2.A1" office:value-type="string">
            <text:p text:style-name="P26"><text:span text:style-name="T35">1 </text:span>Paintings</text:p>
            <text:list xml:id="list35921779076414" text:continue-list="list35921866971569" text:style-name="L5">
              <text:list-item>
                <text:p text:style-name="P54"><text:span text:style-name="T2">C</text:span><text:span text:style-name="T3">anvas</text:span></text:p>
              </text:list-item>
            </text:list>
            <text:list xml:id="list3055621752" text:style-name="L42">
              <text:list-item>
                <text:p text:style-name="P57"><text:span text:style-name="T11">Vinyl </text:span><text:span text:style-name="T13">covers</text:span></text:p>
              </text:list-item>
            </text:list>
            <text:p text:style-name="P26"><text:span text:style-name="T36">2 </text:span>Photography</text:p>
            <text:list xml:id="list1962877584" text:style-name="L43">
              <text:list-item>
                <text:p text:style-name="P28">Digital </text:p>
              </text:list-item>
              <text:list-item>
                <text:p text:style-name="P36">Hand color</text:p>
              </text:list-item>
            </text:list>
            <text:p text:style-name="P26"><text:span text:style-name="T35">3 </text:span>Graphic Art </text:p>
            <text:p text:style-name="P26"><text:span text:style-name="T38">4 </text:span><text:span text:style-name="T39">Re</text:span><text:span text:style-name="T40">mixx</text:span></text:p>
            <text:p text:style-name="P31"><text:span text:style-name="T35">5 </text:span>Collabs</text:p>
            <text:p text:style-name="P56"><text:span text:style-name="T4">6 </text:span><text:span text:style-name="T5">Other</text:span></text:p>
            <text:p text:style-name="P56"><text:span text:style-name="T13">7 </text:span><text:span text:style-name="T11">Drawings</text:span></text:p>
            <text:list xml:id="list675768926" text:style-name="L44">
              <text:list-item>
                <text:p text:style-name="P61"><text:span text:style-name="T5">S</text:span><text:span text:style-name="T1">elected</text:span></text:p>
              </text:list-item>
            </text:list>
            <text:list xml:id="list525191605" text:style-name="L45">
              <text:list-item>
                <text:p text:style-name="P33">Sketch-books</text:p>
              </text:list-item>
            </text:list>
          </table:table-cell>
          <table:table-cell table:style-name="Table2.A1" office:value-type="string">
            <text:p text:style-name="P27"><text:span text:style-name="T35">1 </text:span>Paintings</text:p>
            <text:list xml:id="list35921726217144" text:continue-list="list35921779076414" text:style-name="L5">
              <text:list-item>
                <text:p text:style-name="P55"><text:span text:style-name="T2">C</text:span><text:span text:style-name="T3">anvas</text:span></text:p>
              </text:list-item>
            </text:list>
            <text:list xml:id="list1026339119" text:style-name="L46">
              <text:list-item>
                <text:p text:style-name="P58"><text:span text:style-name="T11">Vinyl </text:span><text:span text:style-name="T14">&amp;</text:span><text:span text:style-name="T11"> Re-</text:span><text:span text:style-name="T14">edit</text:span><text:span text:style-name="T13">s - </text:span><text:span text:style-name="T14">o</text:span><text:span text:style-name="T13">m en om</text:span></text:p>
              </text:list-item>
            </text:list>
            <text:p text:style-name="P27"><text:span text:style-name="T36">2 </text:span>Photography</text:p>
            <text:list xml:id="list4229774462" text:style-name="L47">
              <text:list-item>
                <text:p text:style-name="P29">Digital </text:p>
              </text:list-item>
              <text:list-item>
                <text:p text:style-name="P37">Hand color</text:p>
              </text:list-item>
            </text:list>
            <text:p text:style-name="P27"><text:span text:style-name="T35">3 </text:span>Graphic Art </text:p>
            <text:p text:style-name="P32"><text:span text:style-name="T36">4 </text:span>Collabs</text:p>
            <text:p text:style-name="P32"><text:span text:style-name="T36">5 </text:span>Other</text:p>
            <text:p text:style-name="P59"><text:span text:style-name="T6">6 </text:span><text:span text:style-name="T5">Drawings</text:span></text:p>
            <text:list xml:id="list1679354227" text:style-name="L48">
              <text:list-item>
                <text:p text:style-name="P5"><text:span text:style-name="T32">selected</text:span></text:p>
              </text:list-item>
              <text:list-item>
                <text:p text:style-name="P3"><text:span text:style-name="T43">sketch-books</text:span></text:p>
              </text:list-item>
            </text:list>
          </table:table-cell>
          <table:table-cell table:style-name="Table2.A1" office:value-type="string">
            <text:p text:style-name="P26"><text:span text:style-name="T37">1 </text:span>Paintings</text:p>
            <text:list xml:id="list35920557092731" text:continue-list="list35921726217144" text:style-name="L5">
              <text:list-item>
                <text:p text:style-name="P54"><text:span text:style-name="T2">C</text:span><text:span text:style-name="T3">anvas</text:span></text:p>
              </text:list-item>
            </text:list>
            <text:list xml:id="list3691132025" text:style-name="L49">
              <text:list-item>
                <text:p text:style-name="P60"><text:span text:style-name="T11">Vinyl </text:span><text:span text:style-name="T13">covers</text:span></text:p>
              </text:list-item>
            </text:list>
            <text:p text:style-name="P26"><text:span text:style-name="T36">2 </text:span>Photography</text:p>
            <text:list xml:id="list3215075507" text:style-name="L50">
              <text:list-item>
                <text:p text:style-name="P30">Digital </text:p>
              </text:list-item>
              <text:list-item>
                <text:p text:style-name="P38">Hand color</text:p>
              </text:list-item>
            </text:list>
            <text:p text:style-name="P26"><text:span text:style-name="T35">3 </text:span>Graphic Art </text:p>
            <text:p text:style-name="P26"><text:span text:style-name="T38">4 </text:span><text:span text:style-name="T39">Re</text:span><text:span text:style-name="T40">mixx</text:span></text:p>
            <text:p text:style-name="P41">5 Drawings</text:p>
            <text:p text:style-name="P31"><text:span text:style-name="T36">6 </text:span>Collabs</text:p>
            <text:p text:style-name="P31"><text:span text:style-name="T36">7 </text:span>Other</text:p>
            <text:p text:style-name="P39">8 Sketchbooks</text:p>
          </table:table-cell>
          <table:table-cell table:style-name="Table2.E1" office:value-type="string">
            <text:p text:style-name="P26"><text:span text:style-name="T36">1 </text:span>Paintings</text:p>
            <text:p text:style-name="P56"><text:span text:style-name="T15">2 </text:span><text:span text:style-name="T11">Vinyl </text:span><text:span text:style-name="T14">Covers &amp; </text:span><text:span text:style-name="T11">Remix</text:span></text:p>
            <text:p text:style-name="P40"><text:span text:style-name="T36">3 </text:span>Digital <text:span text:style-name="T42">montage and</text:span> <text:span text:style-name="T42">Imaging</text:span></text:p>
            <text:p text:style-name="P35"><text:span text:style-name="T36">4 </text:span>Hand colored photography</text:p>
            <text:p text:style-name="P31"><text:span text:style-name="T36">5 </text:span>Drawings</text:p>
            <text:p text:style-name="P26"><text:span text:style-name="T36">6 </text:span>Graphic Art </text:p>
            <text:p text:style-name="P31"><text:span text:style-name="T36">7 </text:span>Collabs</text:p>
            <text:p text:style-name="P31"><text:span text:style-name="T36">8 </text:span>Other</text:p>
            <text:p text:style-name="P32"><text:span text:style-name="T36">9 </text:span>Sketchbooks</text:p>
            <text:p text:style-name="P32"/>
            <text:p text:style-name="P32"/>
            <text:p text:style-name="P32"><text:span text:style-name="T36">1 Paintings</text:span></text:p>
            <text:p text:style-name="P56"><text:span text:style-name="T15">2 </text:span><text:span text:style-name="T11">Vinyl </text:span><text:span text:style-name="T14">Covers &amp; </text:span><text:span text:style-name="T11">Remix</text:span></text:p>
            <text:p text:style-name="P40"><text:span text:style-name="T36">3 Photography – <text:s text:c="9"/></text:span>Digital </text:p>
            <text:p text:style-name="P35"><text:span text:style-name="T36">4 Phototograpy- </text:span>Hand- color </text:p>
            <text:p text:style-name="P31"><text:span text:style-name="T36">5 </text:span>Drawings</text:p>
            <text:p text:style-name="P26"><text:span text:style-name="T36">6 </text:span>Graphic Art </text:p>
            <text:p text:style-name="P31"><text:span text:style-name="T36">7 </text:span>Collabs</text:p>
            <text:p text:style-name="P34">8 Other</text:p>
            <text:p text:style-name="P31"><text:span text:style-name="T36">9 </text:span>Sketchbooks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sul-sans" svg:font-family="sul-sans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03:47:16.524000000</meta:creation-date>
    <dc:date>2021-01-27T03:59:19.937000000</dc:date>
    <meta:editing-duration>PT5H2M31S</meta:editing-duration>
    <meta:editing-cycles>6</meta:editing-cycles>
    <meta:generator>LibreOffice/5.4.3.2$Windows_X86_64 LibreOffice_project/92a7159f7e4af62137622921e809f8546db437e5</meta:generator>
    <meta:document-statistic meta:table-count="3" meta:image-count="0" meta:object-count="0" meta:page-count="2" meta:paragraph-count="102" meta:word-count="242" meta:character-count="1219" meta:non-whitespace-character-count="1085"/>
  </office:meta>
</office:document-meta>
</file>